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loext:graphic-properties draw:fill="none"/>
      <style:paragraph-properties fo:margin-left="0in" fo:margin-right="0in" fo:text-indent="0.4366in" style:auto-text-indent="false" fo:background-color="transparent"/>
      <style:text-properties fo:language="uk" fo:country="UA" officeooo:rsid="001fc84a" officeooo:paragraph-rsid="001fb655" style:font-size-asian="10.5pt" style:language-asian="zxx" style:country-asian="none" style:language-complex="zxx" style:country-complex="none" loext:shadow="none"/>
    </style:style>
    <style:style style:name="P2" style:family="paragraph" style:parent-style-name="Standard">
      <loext:graphic-properties draw:fill="none"/>
      <style:paragraph-properties fo:margin-left="0in" fo:margin-right="0in" fo:text-align="center" style:justify-single-word="false" fo:text-indent="0.4366in" style:auto-text-indent="false" fo:background-color="transparent"/>
      <style:text-properties fo:language="uk" fo:country="UA" officeooo:rsid="001fc84a" officeooo:paragraph-rsid="001fc84a" style:font-size-asian="10.5pt" style:language-asian="zxx" style:country-asian="none" style:language-complex="zxx" style:country-complex="none" loext:shadow="none"/>
    </style:style>
    <style:style style:name="P3" style:family="paragraph" style:parent-style-name="Standard">
      <loext:graphic-properties draw:fill="none"/>
      <style:paragraph-properties fo:margin-left="0in" fo:margin-right="0in" fo:text-align="end" style:justify-single-word="false" fo:text-indent="0.4366in" style:auto-text-indent="false" fo:background-color="transparent"/>
      <style:text-properties fo:language="uk" fo:country="UA" officeooo:rsid="001fc84a" officeooo:paragraph-rsid="001fc84a" style:font-size-asian="10.5pt" style:language-asian="zxx" style:country-asian="none" style:language-complex="zxx" style:country-complex="none"/>
    </style:style>
    <style:style style:name="P4" style:family="paragraph" style:parent-style-name="Standard">
      <loext:graphic-properties draw:fill="none"/>
      <style:paragraph-properties fo:margin-left="0in" fo:margin-right="0in" fo:text-indent="0.4366in" style:auto-text-indent="false" fo:background-color="transparent"/>
      <style:text-properties fo:language="uk" fo:country="UA" officeooo:rsid="001fb655" officeooo:paragraph-rsid="001fb655" style:font-size-asian="10.5pt" style:language-asian="zxx" style:country-asian="none" style:language-complex="zxx" style:country-complex="none" loext:shadow="none"/>
    </style:style>
    <style:style style:name="P5" style:family="paragraph" style:parent-style-name="Standard">
      <loext:graphic-properties draw:fill="none"/>
      <style:paragraph-properties fo:margin-left="0in" fo:margin-right="0in" fo:text-align="end" style:justify-single-word="false" fo:text-indent="0.4366in" style:auto-text-indent="false" fo:background-color="transparent"/>
      <style:text-properties fo:language="uk" fo:country="UA" officeooo:rsid="001fb655" officeooo:paragraph-rsid="001fc84a" style:font-size-asian="10.5pt" style:language-asian="zxx" style:country-asian="none" style:language-complex="zxx" style:country-complex="none" loext:shadow="none"/>
    </style:style>
    <style:style style:name="P6" style:family="paragraph" style:parent-style-name="Standard">
      <loext:graphic-properties draw:fill="none"/>
      <style:paragraph-properties fo:margin-left="0in" fo:margin-right="0in" fo:text-indent="0.4366in" style:auto-text-indent="false" fo:background-color="transparent"/>
      <style:text-properties officeooo:paragraph-rsid="00210743"/>
    </style:style>
    <style:style style:name="P7" style:family="paragraph" style:parent-style-name="Standard">
      <loext:graphic-properties draw:fill="none"/>
      <style:paragraph-properties fo:margin-left="0in" fo:margin-right="0in" fo:text-indent="0.4366in" style:auto-text-indent="false" fo:background-color="transparent"/>
      <style:text-properties officeooo:rsid="00210743" officeooo:paragraph-rsid="00210743"/>
    </style:style>
    <style:style style:name="P8" style:family="paragraph" style:parent-style-name="Standard" style:master-page-name="">
      <loext:graphic-properties draw:fill="none"/>
      <style:paragraph-properties fo:margin-left="0in" fo:margin-right="0in" fo:text-align="end" style:justify-single-word="false" fo:text-indent="0.4366in" style:auto-text-indent="false" style:page-number="auto" fo:background-color="transparent"/>
      <style:text-properties fo:language="uk" fo:country="UA" officeooo:rsid="001fc84a" officeooo:paragraph-rsid="001fc84a" style:font-size-asian="10.5pt" style:language-asian="zxx" style:country-asian="none" style:language-complex="zxx" style:country-complex="none"/>
    </style:style>
    <style:style style:name="P9" style:family="paragraph" style:parent-style-name="Standard">
      <loext:graphic-properties draw:fill="none"/>
      <style:paragraph-properties fo:margin-left="0in" fo:margin-right="0in" fo:text-indent="0.4366in" style:auto-text-indent="false" fo:background-color="transparent"/>
      <style:text-properties officeooo:paragraph-rsid="002295b3"/>
    </style:style>
    <style:style style:name="P10" style:family="paragraph" style:parent-style-name="Standard">
      <loext:graphic-properties draw:fill="none"/>
      <style:paragraph-properties fo:margin-left="0in" fo:margin-right="0in" fo:text-indent="0.4366in" style:auto-text-indent="false" fo:background-color="transparent"/>
      <style:text-properties officeooo:rsid="00235906" officeooo:paragraph-rsid="00235906"/>
    </style:style>
    <style:style style:name="T1" style:family="text">
      <style:text-properties fo:language="uk" fo:country="UA" officeooo:rsid="001fc84a" style:font-size-asian="10.5pt" style:language-asian="zxx" style:country-asian="none" style:language-complex="zxx" style:country-complex="none" loext:shadow="none"/>
    </style:style>
    <style:style style:name="T2" style:family="text">
      <style:text-properties fo:language="uk" fo:country="UA" officeooo:rsid="001fedeb" style:font-size-asian="10.5pt" style:language-asian="zxx" style:country-asian="none" style:language-complex="zxx" style:country-complex="none" loext:shadow="none"/>
    </style:style>
    <style:style style:name="T3" style:family="text">
      <style:text-properties fo:language="uk" fo:country="UA" officeooo:rsid="00210743" style:font-size-asian="10.5pt" style:language-asian="zxx" style:country-asian="none" style:language-complex="zxx" style:country-complex="none" loext:shadow="none"/>
    </style:style>
    <style:style style:name="T4" style:family="text">
      <style:text-properties fo:language="uk" fo:country="UA" style:font-size-asian="10.5pt" style:language-asian="zxx" style:country-asian="none" style:language-complex="zxx" style:country-complex="none" loext:shadow="none"/>
    </style:style>
    <style:style style:name="T5" style:family="text">
      <style:text-properties fo:language="uk" fo:country="UA" officeooo:rsid="002186d8" style:font-size-asian="10.5pt" style:language-asian="zxx" style:country-asian="none" style:language-complex="zxx" style:country-complex="none" loext:shadow="none"/>
    </style:style>
    <style:style style:name="T6" style:family="text">
      <style:text-properties fo:language="uk" fo:country="UA" officeooo:rsid="002295b3" style:font-size-asian="10.5pt" style:language-asian="zxx" style:country-asian="none" style:language-complex="zxx" style:country-complex="none" loext:shadow="none"/>
    </style:style>
    <style:style style:name="T7" style:family="text">
      <style:text-properties fo:language="uk" fo:country="UA" officeooo:rsid="00235906" style:font-size-asian="10.5pt" style:language-asian="zxx" style:country-asian="none" style:language-complex="zxx" style:country-complex="none" loext:shadow="none"/>
    </style:style>
    <style:style style:name="T8" style:family="text">
      <style:text-properties fo:language="uk" fo:country="UA" officeooo:rsid="00248cf4" style:font-size-asian="10.5pt" style:language-asian="zxx" style:country-asian="none" style:language-complex="zxx" style:country-complex="none" loext:shadow="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Гаврюшенко Анастасія</text:p>
      <text:p text:style-name="P3">Прикладна та теоретична статистика</text:p>
      <text:p text:style-name="P5"/>
      <text:p text:style-name="P2">Сучастний стан, основні проблеми та шляхи розвитку студенського самоврядування у вищому навчальному закладі.</text:p>
      <text:p text:style-name="P4"/>
      <text:p text:style-name="P6"><text:span text:style-name="T1">Я почну доповідь з опису поточного становища життя студенської спільноти. Є декілька, так би мовити, вертикальних та горизонтальних рівнів функцінува</text:span><text:span text:style-name="T2">н</text:span><text:span text:style-name="T1">ня </text:span><text:span text:style-name="T6">сплньіоти</text:span><text:span text:style-name="T1">.</text:span></text:p>
      <text:p text:style-name="P9"><text:span text:style-name="T2">Ми маємо загальний студенській парламент (комітет), спільний для всього університету, на склад якого ми маємо змогу впливати шляхом голосування. </text:span><text:span text:style-name="T3">Участники всеуніверситетського комітену мають можливість проводити деякі конкурси (зазвичай це Міс та Містер факультету та університету), виступи, доклади та мастер-класи, а також розподіляти бюджет на їх організацію. Зрозуміло, що це є важливим та моє значний вплив на студенське життя загалом.</text:span></text:p>
      <text:p text:style-name="P9"><text:span text:style-name="T6">Д</text:span><text:span text:style-name="T3">алі йдуть студенти, які мають прямий доступ до “верхівки” чи до Червоного корпусу. </text:span><text:span text:style-name="T6">Їх функціїї набагато ширши та меньше визначені: так </text:span><text:span text:style-name="T3">можуть допомагати в організації </text:span><text:span text:style-name="T6">івантів та </text:span><text:span text:style-name="T3">подій локально, </text:span><text:span text:style-name="T6">проводити репетиції чи відлучатись за необхідністю</text:span><text:span text:style-name="T3">, погоджувати </text:span><text:span text:style-name="T6">все</text:span><text:span text:style-name="T3"> з деканатом та отримувати звільнення від занять </text:span><text:span text:style-name="T6">для команди</text:span><text:span text:style-name="T3">, </text:span><text:span text:style-name="T6">чи</text:span><text:span text:style-name="T3"> займатися студентськими проїздними документами на громадський транспорт, чи </text:span><text:span text:style-name="T5">дізнаватися про дружні івенти інших факультетів / дружніх організацій та запрошувати туди друзів. Як я дізналася нещодавно, в нас є деякі льготи на деякі тури по Україні, отже <text:s/>є можливим провести час із однокурсниками та витратити меньше.</text:span></text:p>
      <text:p text:style-name="P9"><text:span text:style-name="T6">Це була оснавна градація: верх — низ, далі є декілька горизонтальних ніш, які розташовані це на крок нище. Можна назвати людей, які безпосереньо беруть участь у івентах (як музиканти чи волонтери), ще одною ланкою. Вони маю більшу степінь залученості, ніж звичайні студенти, та утворюють деяке ком’юніті. Зазвичай це люди, що люблять долучатися до активної суспульної діяльності, та ще з першого курсу вони відокремлюються та приєднуються до інших </text:span><text:span text:style-name="T7">волонтерів.</text:span></text:p>
      <text:p text:style-name="P10"><text:span text:style-name="T5">Щ</text:span><text:span text:style-name="T4">е однією ланкою є старости чи люди, які якость інакше залучені чи несуть деякі функції відностно навчання інших студентів. Іноді група отримує ментора зі старших курсів, який може допомогти зорієнтуватися на початку. Отже, ці люди більш контактують з викладачами та деканатом стосовно таких питань, як наявність та відсутність студентів, засіб організації процесу оцінки знань, дати та час проведення контрольних чи консультацій. Вони набагато біль залучени у процес спулкування з викладачем та мають певний вплив на всю групу. Зазвичає це люди з підвищеним рівнем відповідальності, які повинні відвідувати всі заняття та ще іноді залишатися на додаткові семінари для обговорення подальшої діяльності групи. </text:span><text:span text:style-name="T8">Також зазвичає старости збирають гроші, коли це потрібно (на проїздні чи подарки на свята для дівчат чи хлопців)</text:span></text:p>
      <text:p text:style-name="P10"><text:span text:style-name="T4">Також зазвичає у групі та на потоці є декілька лідерів (які часто і є старостами), які беруть на себе організацію позауніверситетських активностей, таких як боулінг, кафе.</text:span></text:p>
      <text:p text:style-name="P9"><text:span text:style-name="T2"/></text:p>
      <text:p text:style-name="P9"><text:span text:style-name="T2"/></text:p>
      <text:p text:style-name="P9"><text:span text:style-name="T2"/></text:p>
      <text:p text:style-name="P9"><text:span text:style-name="T2"/></text:p>
      <text:p text:style-name="P9"><text:span text:style-name="T2"><text:s/>В цьому місці має сенс зупинитися та зробити декілька ремарок. Хоча вся ця система існує стабільно вже багато років, студентів на перших роках навчання ніхто не повідомляє про це та не пояснює її функцінювання, тому або студент змушений самостійно вишукувати інформацію та задавати прямі питання старшим студентам, або він апріорно втрачає деякі превілегії, на які він має права. Вибори проводяться неорганізовано, в неочікуванний день та час, тому їх результати досить випадкові та на стороні </text:span><text:span text:style-name="T3">спритніших факультетів. Оосбливо мені не дуже подобається основний напрямок цих подій (зазвичай це танцевалі івенти, </text:span><text:soft-page-break/><text:span text:style-name="T3">конкурс талантів чи щось схоже), вони всі дуже схожі один на одний та якость розділяють людей на сцені від аудіторії.</text:span></text:p>
      <text:p text:style-name="P7"><text:span text:style-name="T3">О</text:span><text:span text:style-name="T4">тже, це був найвищій рівень, </text:span><text:span text:style-name="T5">Все це дуже схоже на радянську організацію комунікації, де все було у дифіциті та треба знати правильних людей, щоб отримати доступ до благ, що і смішно, і сумно насправді.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7T19:10:17.437550793</meta:creation-date>
    <dc:date>2019-12-18T20:20:11.337619220</dc:date>
    <meta:editing-duration>PT6M35S</meta:editing-duration>
    <meta:editing-cycles>2</meta:editing-cycles>
    <meta:generator>LibreOffice/6.0.7.3$Linux_X86_64 LibreOffice_project/00m0$Build-3</meta:generator>
    <meta:document-statistic meta:table-count="0" meta:image-count="0" meta:object-count="0" meta:page-count="2" meta:paragraph-count="11" meta:word-count="546" meta:character-count="3790" meta:non-whitespace-character-count="3251"/>
  </office:meta>
</office:document-meta>
</file>